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F000000EB96333116.png" manifest:media-type="image/png"/>
  <manifest:file-entry manifest:full-path="Pictures/100000000000032F00000129990437E8.png" manifest:media-type="image/png"/>
  <manifest:file-entry manifest:full-path="Pictures/1000000000000297000000FD23F64743.png" manifest:media-type="image/png"/>
  <manifest:file-entry manifest:full-path="Pictures/10000000000002E000000068BF3ED747.png" manifest:media-type="image/png"/>
  <manifest:file-entry manifest:full-path="Pictures/100000000000022F000000C31C51967F.png" manifest:media-type="image/png"/>
  <manifest:file-entry manifest:full-path="Pictures/100000000000016F000000793109FD4B.png" manifest:media-type="image/png"/>
  <manifest:file-entry manifest:full-path="Pictures/100000000000024D000000C108096D47.png" manifest:media-type="image/png"/>
  <manifest:file-entry manifest:full-path="Pictures/10000000000001E8000000BF7DCCB383.png" manifest:media-type="image/png"/>
  <manifest:file-entry manifest:full-path="Pictures/10000000000002270000008CDAD338C9.png" manifest:media-type="image/png"/>
  <manifest:file-entry manifest:full-path="Pictures/1000020100000201000000A07B13CCEC.png" manifest:media-type="image/png"/>
  <manifest:file-entry manifest:full-path="Pictures/100000000000017500000106BF5D145F.png" manifest:media-type="image/png"/>
  <manifest:file-entry manifest:full-path="Pictures/100000000000020C000000FB61B45B12.png" manifest:media-type="image/png"/>
  <manifest:file-entry manifest:full-path="Pictures/1000000000000132000000E18C5C115B.png" manifest:media-type="image/png"/>
  <manifest:file-entry manifest:full-path="Pictures/10000000000000F2000000CC61DC9DFB.png" manifest:media-type="image/png"/>
  <manifest:file-entry manifest:full-path="Pictures/10000000000002100000009443E7EF7E.png" manifest:media-type="image/png"/>
  <manifest:file-entry manifest:full-path="Pictures/10000000000001D90000010540B69594.png" manifest:media-type="image/png"/>
  <manifest:file-entry manifest:full-path="Pictures/10000000000000F1000000C6BA6BDC32.png" manifest:media-type="image/png"/>
  <manifest:file-entry manifest:full-path="Pictures/10000000000000EF0000009C48024B03.png" manifest:media-type="image/png"/>
  <manifest:file-entry manifest:full-path="Pictures/1000000000000204000000CA6064AA7B.png" manifest:media-type="image/png"/>
  <manifest:file-entry manifest:full-path="Pictures/100000000000013B000000CD6C4CDC96.png" manifest:media-type="image/png"/>
  <manifest:file-entry manifest:full-path="Pictures/100000000000016A000000ABBAB39106.png" manifest:media-type="image/png"/>
  <manifest:file-entry manifest:full-path="Pictures/1000000000000282000000B497629085.png" manifest:media-type="image/png"/>
  <manifest:file-entry manifest:full-path="Pictures/1000000000000224000000EEE94425CA.png" manifest:media-type="image/png"/>
  <manifest:file-entry manifest:full-path="Pictures/1000020100000230000000A087BA5D35.png" manifest:media-type="image/png"/>
  <manifest:file-entry manifest:full-path="Pictures/10000000000000F00000011AC1F63BE6.png" manifest:media-type="image/png"/>
  <manifest:file-entry manifest:full-path="Pictures/10000201000003AF000002127B08A620.png" manifest:media-type="image/png"/>
  <manifest:file-entry manifest:full-path="Pictures/100002010000004800000047C923EA58.png" manifest:media-type="image/png"/>
  <manifest:file-entry manifest:full-path="Pictures/1000000000000253000000BB8270C372.png" manifest:media-type="image/png"/>
  <manifest:file-entry manifest:full-path="Pictures/10000B8700009698000054AB70D21C99.svg" manifest:media-type="image/svg+xml"/>
  <manifest:file-entry manifest:full-path="Pictures/100000000000021A000000B460ED5E6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8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257cm"/>
    </style:style>
    <style:style style:name="gr5" style:family="graphic" style:parent-style-name="standard">
      <style:graphic-properties draw:stroke="none" draw:fill="none" fo:min-height="4.589cm"/>
    </style:style>
    <style:style style:name="gr6" style:family="graphic" style:parent-style-name="objectwithoutfill">
      <style:graphic-properties draw:stroke="dash" draw:stroke-dash="Ultrafine_20_Dashed" svg:stroke-width="0.051cm" svg:stroke-color="#ff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Ultrafine_20_Dashed" svg:stroke-width="0.051cm" svg:stroke-color="#ff0000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Ultrafine_20_Dashed" svg:stroke-width="0.051cm" svg:stroke-color="#ff0000" draw:marker-end="" draw:marker-end-width="0.153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Ultrafine_20_Dashed" svg:stroke-width="0.051cm" svg:stroke-color="#ff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pr1" style:family="presentation" style:parent-style-name="AbstractYellow-title">
      <style:graphic-properties draw:stroke="none" draw:fill="none" draw:fill-color="#ffcc99" fo:min-height="10.414cm"/>
    </style:style>
    <style:style style:name="pr2" style:family="presentation" style:parent-style-name="AbstractYellow-title">
      <style:graphic-properties draw:auto-grow-height="true" fo:min-height="1.794cm"/>
    </style:style>
    <style:style style:name="pr3" style:family="presentation" style:parent-style-name="AbstractYellow-notes">
      <style:graphic-properties draw:fill-color="#ffffff" draw:auto-grow-height="true" fo:min-height="13.17cm"/>
    </style:style>
    <style:style style:name="pr4" style:family="presentation" style:parent-style-name="AbstractYellow-subtitle">
      <style:graphic-properties draw:fill-color="#ffffff" draw:auto-grow-height="true" fo:min-height="2.709cm"/>
    </style:style>
    <style:style style:name="pr5" style:family="presentation" style:parent-style-name="AbstractYellow-title">
      <style:graphic-properties draw:stroke="none" draw:fill="none" draw:fill-color="#ffcc99" fo:min-height="1.072cm"/>
    </style:style>
    <style:style style:name="pr6" style:family="presentation" style:parent-style-name="AbstractYellow-subtitle">
      <style:graphic-properties draw:fill-color="#ffffff" draw:auto-grow-height="true" fo:min-height="2.046cm"/>
    </style:style>
    <style:style style:name="pr7" style:family="presentation" style:parent-style-name="AbstractYellow-subtitle">
      <style:graphic-properties draw:fill-color="#ffffff" draw:auto-grow-height="true" fo:min-height="5.555cm"/>
    </style:style>
    <style:style style:name="pr8" style:family="presentation" style:parent-style-name="AbstractYellow-subtitle">
      <style:graphic-properties draw:fill-color="#ffffff" draw:auto-grow-height="true" fo:min-height="2.286cm"/>
    </style:style>
    <style:style style:name="pr9" style:family="presentation" style:parent-style-name="AbstractYellow-subtitle">
      <style:graphic-properties draw:fill-color="#ffffff" draw:auto-grow-height="true" fo:min-height="3.503cm"/>
    </style:style>
    <style:style style:name="pr10" style:family="presentation" style:parent-style-name="AbstractYellow-subtitle">
      <style:graphic-properties draw:fill-color="#ffffff" draw:auto-grow-height="true" fo:min-height="7.522cm"/>
    </style:style>
    <style:style style:name="pr11" style:family="presentation" style:parent-style-name="AbstractYellow-subtitle">
      <style:graphic-properties draw:fill-color="#ffffff" draw:auto-grow-height="true" fo:min-height="1.524cm"/>
    </style:style>
    <style:style style:name="pr12" style:family="presentation" style:parent-style-name="AbstractYellow-subtitle">
      <style:graphic-properties draw:fill-color="#ffffff" draw:auto-grow-height="true" fo:min-height="2.554cm"/>
    </style:style>
    <style:style style:name="pr13" style:family="presentation" style:parent-style-name="AbstractYellow-subtitle">
      <style:graphic-properties draw:fill-color="#ffffff" draw:auto-grow-height="true" fo:min-height="4.202cm"/>
    </style:style>
    <style:style style:name="pr14" style:family="presentation" style:parent-style-name="AbstractYellow-subtitle">
      <style:graphic-properties draw:fill-color="#ffffff" draw:auto-grow-height="true" fo:min-height="1.792cm"/>
    </style:style>
    <style:style style:name="pr15" style:family="presentation" style:parent-style-name="AbstractYellow-title">
      <style:graphic-properties draw:stroke="none" draw:fill="none" draw:fill-color="#ffcc99" fo:min-height="0.798cm"/>
    </style:style>
    <style:style style:name="pr16" style:family="presentation" style:parent-style-name="AbstractYellow-subtitle">
      <style:graphic-properties draw:fill-color="#ffffff" draw:auto-grow-height="true" fo:min-height="5.08cm"/>
    </style:style>
    <style:style style:name="P1" style:family="paragraph">
      <style:paragraph-properties fo:line-height="100%" fo:text-align="start"/>
    </style:style>
    <style:style style:name="P2" style:family="paragraph">
      <style:paragraph-properties fo:line-height="100%" fo:text-align="start"/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P3" style:family="paragraph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line-height="150%" fo:text-align="end"/>
    </style:style>
    <style:style style:name="P6" style:family="paragraph">
      <style:paragraph-properties fo:line-height="150%" fo:text-align="end"/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size="27.7000007629395pt"/>
    </style:style>
    <style:style style:name="P8" style:family="paragraph">
      <style:paragraph-properties fo:line-height="150%" fo:text-align="start"/>
    </style:style>
    <style:style style:name="P9" style:family="paragraph">
      <style:paragraph-properties fo:line-height="150%" fo:text-align="start"/>
      <style:text-properties style:font-name="Trebuchet MS" fo:font-size="28pt" style:font-size-asian="28pt" style:font-size-complex="28pt"/>
    </style:style>
    <style:style style:name="P10" style:family="paragraph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style:font-name="Trebuchet MS" fo:font-size="28pt" style:font-size-asian="28pt" style:font-size-complex="28pt"/>
    </style:style>
    <style:style style:name="P13" style:family="paragraph">
      <style:paragraph-properties fo:line-height="150%" fo:text-align="center"/>
    </style:style>
    <style:style style:name="P14" style:family="paragraph">
      <style:paragraph-properties fo:line-height="150%" fo:text-align="center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5" style:family="paragraph">
      <style:paragraph-properties fo:line-height="150%"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6" style:family="paragraph">
      <style:paragraph-properties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7" style:family="paragraph">
      <style:paragraph-properties fo:text-align="start"/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P18" style:family="paragraph">
      <style:text-properties style:font-name="Trebuchet MS" fo:font-size="28pt" style:font-size-asian="28pt" style:font-size-complex="28pt"/>
    </style:style>
    <style:style style:name="T1" style:family="text"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0000ff" style:font-name="Trebuchet MS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ff" style:font-name="Trebuchet MS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color="#c5000b" style:font-name="Trebuchet MS" fo:font-size="40pt" fo:font-style="italic" fo:text-shadow="none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T5" style:family="text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T6" style:family="text"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Trebuchet MS" fo:font-size="28pt" style:font-size-asian="28pt" style:font-size-complex="28pt"/>
    </style:style>
    <style:style style:name="T8" style:family="text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9" style:family="text">
      <style:text-properties fo:color="#c5000b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0" style:family="text">
      <style:text-properties fo:color="#000000" style:font-name="Trebuchet MS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color="#000000" style:font-name="Trebuchet MS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3" style:family="text">
      <style:text-properties fo:color="#000000" style:font-name="Trebuchet MS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style:font-name="Trebuchet MS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5" style:family="text">
      <style:text-properties style:font-name="Trebuchet MS" fo:font-size="28pt" style:text-underline-style="solid" style:text-underline-width="auto" style:text-underline-color="font-color" style:font-size-asian="28pt" style:font-size-complex="28pt"/>
    </style:style>
    <style:style style:name="T16" style:family="text">
      <style:text-properties style:font-name="Trebuchet MS" fo:font-size="28pt" fo:font-style="italic" style:font-size-asian="28pt" style:font-style-asian="italic" style:font-size-complex="28pt" style:font-style-complex="italic"/>
    </style:style>
    <style:style style:name="T17" style:family="text"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text-style-name="P2" draw:layer="layout" svg:width="14.732cm" svg:height="12.325cm" svg:x="6.604cm" svg:y="4.826cm">
          <draw:text-box>
            <text:p text:style-name="P1"><text:span text:style-name="T1">Consume RESTful APIs</text:span></text:p>
            <text:p text:style-name="P1"><text:span text:style-name="T2"/></text:p>
            <text:p text:style-name="P1"><text:span text:style-name="T2"><text:tab/></text:span><text:span text:style-name="T3">with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$resource</text:span></text:p>
            <text:p text:style-name="P1"><text:span text:style-name="T2"/></text:p>
            <text:p text:style-name="P1"><text:span text:style-name="T2"><text:tab/></text:span><text:span text:style-name="T3">and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Restangular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Angular JS application with a back end RESTful application on the server?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9.752cm" svg:height="5.642cm" svg:x="3.556cm" svg:y="11.176cm">
          <draw:image xlink:href="Pictures/1000020100000230000000A087BA5D35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Angular JS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Angular JS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draw:style-name="gr5" draw:text-style-name="P9" draw:layer="layout" svg:width="6.911cm" svg:height="4.839cm" svg:x="7.62cm" svg:y="13.703cm">
          <draw:text-box>
            <text:list text:style-name="L1">
              <text:list-item>
                <text:p text:style-name="P8"><text:span text:style-name="T7"><text:tab/></text:span><text:span text:style-name="T7">$http</text:span></text:p>
              </text:list-item>
              <text:list-item>
                <text:p text:style-name="P8"><text:span text:style-name="T7"><text:tab/></text:span><text:span text:style-name="T7">$resource</text:span></text:p>
              </text:list-item>
              <text:list-item>
                <text:p text:style-name="P8"><text:span text:style-name="T7"><text:tab/></text:span><text:span text:style-name="T7">Restangular</text:span></text:p>
              </text:list-item>
            </text:list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24.184cm" svg:height="2.295cm" svg:x="2.54cm" svg:y="6.212cm" presentation:class="subtitle" presentation:user-transformed="true">
          <draw:text-box>
            <text:p text:style-name="P11"><text:span text:style-name="T7">Next slide … (introduce the 3 options and announce the demo with $resource and Restangular)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1T0">
        <office:forms form:automatic-focus="false" form:apply-design-mode="false"/>
        <draw:frame presentation:style-name="pr7" draw:text-style-name="P14" draw:layer="layout" svg:width="7.112cm" svg:height="5.555cm" svg:x="10.414cm" svg:y="5.604cm" presentation:class="subtitle" presentation:user-transformed="true">
          <draw:text-box>
            <text:p text:style-name="P13"><text:span text:style-name="T9">$resource</text:span></text:p>
            <text:p text:style-name="P13"><text:span text:style-name="T10">v</text:span></text:p>
            <text:p text:style-name="P13"><text:span text:style-name="T9">Restangular</text:span></text:p>
          </draw:text-box>
        </draw:frame>
        <draw:frame presentation:style-name="pr8" draw:text-style-name="P15" draw:layer="layout" svg:width="18.034cm" svg:height="3.293cm" svg:x="5.08cm" svg:y="12.679cm">
          <draw:text-box>
            <text:p text:style-name="P8"><text:span text:style-name="T11">Let's create a simple demo app to compare the two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1T0">
        <office:forms form:automatic-focus="false" form:apply-design-mode="false"/>
        <draw:frame presentation:style-name="pr6" draw:text-style-name="P16" draw:layer="layout" svg:width="24.184cm" svg:height="2.465cm" svg:x="2.54cm" svg:y="6.127cm" presentation:class="subtitle" presentation:user-transformed="true">
          <draw:text-box>
            <text:p text:style-name="P11"><text:span text:style-name="T9">$resource</text:span><text:span text:style-name="T12"> </text:span><text:span text:style-name="T10">v</text:span><text:span text:style-name="T12"> </text:span><text:span text:style-name="T9">Restangular</text:span><text:span text:style-name="T12"> </text:span><text:span text:style-name="T10">DEMO:</text:span></text:p>
            <text:p text:style-name="P11"><text:span text:style-name="T13">FIFA 2014 World Cup Schedule &amp; Results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1T0">
        <office:forms form:automatic-focus="false" form:apply-design-mode="false"/>
        <draw:frame presentation:style-name="pr9" draw:text-style-name="P12" draw:layer="layout" svg:width="10.035cm" svg:height="3.503cm" svg:x="2.54cm" svg:y="8.636cm">
          <draw:text-box>
            <text:p text:style-name="P11"><text:span text:style-name="T14">Team</text:span><text:span text:style-name="T15"> model</text:span></text:p>
            <text:p text:style-name="P11"><text:span text:style-name="T7"/></text:p>
            <text:p text:style-name="P11"><text:span text:style-name="T16">Name:string</text:span></text:p>
          </draw:text-box>
        </draw:frame>
        <draw:frame presentation:style-name="pr10" draw:text-style-name="P12" draw:layer="layout" svg:width="10.16cm" svg:height="8.03cm" svg:x="15.24cm" svg:y="8.636cm">
          <draw:text-box>
            <text:p text:style-name="P11"><text:span text:style-name="T14">Match</text:span><text:span text:style-name="T15"> model</text:span></text:p>
            <text:p text:style-name="P11"><text:span text:style-name="T7"/></text:p>
            <text:p text:style-name="P11"><text:span text:style-name="T16">Team1_id:integer</text:span></text:p>
            <text:p text:style-name="P11"><text:span text:style-name="T16">Team2_id:integer</text:span></text:p>
            <text:p text:style-name="P11"><text:span text:style-name="T16">MatchDate:date</text:span></text:p>
            <text:p text:style-name="P11"><text:span text:style-name="T16">Score1:integer</text:span></text:p>
            <text:p text:style-name="P11"><text:span text:style-name="T16">Score2:integer</text:span></text:p>
          </draw:text-box>
        </draw:frame>
        <draw:frame presentation:style-name="pr11" draw:text-style-name="P17" draw:layer="layout" svg:width="13.462cm" svg:height="1.524cm" svg:x="2.54cm" svg:y="5.842cm">
          <draw:text-box>
            <text:p text:style-name="P11"><text:span text:style-name="T17">The models for the demo app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1T0">
        <office:forms form:automatic-focus="false" form:apply-design-mode="false"/>
        <draw:frame presentation:style-name="pr11" draw:text-style-name="P17" draw:layer="layout" svg:width="8.382cm" svg:height="1.524cm" svg:x="10.16cm" svg:y="7.62cm">
          <draw:text-box>
            <text:p text:style-name="P11"><text:span text:style-name="T17">Building the Demo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First, let's create a RESTful backend with Rails.</text:span></text:p>
          </draw:text-box>
        </draw:frame>
        <draw:frame draw:style-name="gr1" draw:text-style-name="P4" draw:layer="layout" svg:width="14.097cm" svg:height="5.486cm" svg:x="5.08cm" svg:y="10.16cm">
          <draw:image xlink:href="Pictures/1000000000000224000000EEE94425CA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19.304cm" svg:height="2.046cm" svg:x="2.578cm" svg:y="5.24cm" presentation:class="subtitle" presentation:user-transformed="true">
          <draw:text-box>
            <text:p text:style-name="P11"><text:span text:style-name="T7">And add our models, views and controllers.</text:span></text:p>
          </draw:text-box>
        </draw:frame>
        <draw:frame draw:style-name="gr1" draw:text-style-name="P4" draw:layer="layout" svg:width="13.868cm" svg:height="4.216cm" svg:x="5.08cm" svg:y="8.161cm">
          <draw:image xlink:href="Pictures/100000000000021A000000B460ED5E64.png" xlink:type="simple" xlink:show="embed" xlink:actuate="onLoad">
            <text:p/>
          </draw:image>
        </draw:frame>
        <draw:frame draw:style-name="gr1" draw:text-style-name="P4" draw:layer="layout" svg:width="15.9cm" svg:height="4.216cm" svg:x="5.065cm" svg:y="14.009cm">
          <draw:image xlink:href="Pictures/1000000000000282000000B497629085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AbstractYellow" presentation:presentation-page-layout-name="AL1T0">
        <office:forms form:automatic-focus="false" form:apply-design-mode="false"/>
        <draw:frame presentation:style-name="pr12" draw:text-style-name="P12" draw:layer="layout" svg:width="21.844cm" svg:height="2.554cm" svg:x="2.54cm" svg:y="6.336cm" presentation:class="subtitle" presentation:user-transformed="true">
          <draw:text-box>
            <text:p text:style-name="P11"><text:span text:style-name="T7">Run the Rails migration to initialize the database with our models.</text:span></text:p>
          </draw:text-box>
        </draw:frame>
        <draw:frame draw:style-name="gr1" draw:text-style-name="P4" draw:layer="layout" svg:width="12.548cm" svg:height="4.775cm" svg:x="5.08cm" svg:y="10.16cm">
          <draw:image xlink:href="Pictures/1000000000000204000000CA6064AA7B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AbstractYellow" presentation:presentation-page-layout-name="AL1T0">
        <office:forms form:automatic-focus="false" form:apply-design-mode="false"/>
        <draw:frame presentation:style-name="pr13" draw:text-style-name="P12" draw:layer="layout" svg:width="8.382cm" svg:height="4.589cm" svg:x="9.906cm" svg:y="5.88cm" presentation:class="subtitle" presentation:user-transformed="true">
          <draw:text-box>
            <text:p text:style-name="P11"><text:span text:style-name="T7">And prepopulate the app with some data prior to running the demo.</text:span></text:p>
          </draw:text-box>
        </draw:frame>
        <draw:frame draw:style-name="gr1" draw:text-style-name="P4" draw:layer="layout" svg:width="6.349cm" svg:height="7.46cm" svg:x="2.541cm" svg:y="12.644cm">
          <draw:image xlink:href="Pictures/10000000000000F00000011AC1F63BE6.png" xlink:type="simple" xlink:show="embed" xlink:actuate="onLoad">
            <text:p/>
          </draw:image>
        </draw:frame>
        <draw:frame draw:style-name="gr1" draw:text-style-name="P4" draw:layer="layout" svg:width="6.402cm" svg:height="5.397cm" svg:x="2.488cm" svg:y="5.88cm">
          <draw:image xlink:href="Pictures/10000000000000F2000000CC61DC9DFB.png" xlink:type="simple" xlink:show="embed" xlink:actuate="onLoad">
            <text:p/>
          </draw:image>
        </draw:frame>
        <draw:frame draw:style-name="gr1" draw:text-style-name="P4" draw:layer="layout" svg:width="13.863cm" svg:height="6.64cm" svg:x="11.537cm" svg:y="12.702cm">
          <draw:image xlink:href="Pictures/100000000000020C000000FB61B45B12.png" xlink:type="simple" xlink:show="embed" xlink:actuate="onLoad">
            <text:p/>
          </draw:image>
        </draw:frame>
        <draw:frame draw:style-name="gr1" draw:text-style-name="P4" draw:layer="layout" svg:width="6.375cm" svg:height="5.238cm" svg:x="19.025cm" svg:y="5.722cm">
          <draw:image xlink:href="Pictures/10000000000000F1000000C6BA6BDC3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4.589cm" svg:x="2.577cm" svg:y="5.526cm" presentation:class="subtitle" presentation:user-transformed="true">
          <draw:text-box>
            <text:p text:style-name="P11"><text:span text:style-name="T7">Use the Rails controller generator to add a 'Rails Home' controller and view to act as the home/index</text:span></text:p>
            <text:p text:style-name="P11"><text:span text:style-name="T7">from the Rails perspective. Then route the Rails root to its index. We'll put the Angular view inside there.</text:span></text:p>
          </draw:text-box>
        </draw:frame>
        <draw:frame draw:style-name="gr1" draw:text-style-name="P4" draw:layer="layout" svg:width="9.868cm" svg:height="6.931cm" svg:x="16.04cm" svg:y="11.938cm">
          <draw:image xlink:href="Pictures/100000000000017500000106BF5D145F.png" xlink:type="simple" xlink:show="embed" xlink:actuate="onLoad">
            <text:p/>
          </draw:image>
        </draw:frame>
        <draw:frame draw:style-name="gr1" draw:text-style-name="P4" draw:layer="layout" svg:width="12.065cm" svg:height="3.378cm" svg:x="2.541cm" svg:y="11.862cm">
          <draw:image xlink:href="Pictures/10000000000002100000009443E7EF7E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draw:line draw:style-name="gr6" draw:text-style-name="P4" draw:layer="layout" svg:x1="17.78cm" svg:y1="14.224cm" svg:x2="23.368cm" svg:y2="14.224cm">
          <text:p/>
        </draw:line>
        <draw:line draw:style-name="gr6" draw:text-style-name="P4" draw:layer="layout" svg:x1="17.78cm" svg:y1="15.24cm" svg:x2="23.114cm" svg:y2="15.24cm">
          <text:p/>
        </draw:line>
        <presentation:notes draw:style-name="dp2">
          <draw:page-thumbnail draw:style-name="gr3" draw:layer="layout" svg:width="17.478cm" svg:height="8.994cm" svg:x="2.056cm" svg:y="2.351cm" draw:page-number="1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2.152cm" svg:height="2.295cm" svg:x="2.486cm" svg:y="5.45cm" presentation:class="subtitle" presentation:user-transformed="true">
          <draw:text-box>
            <text:p text:style-name="P11"><text:span text:style-name="T7">After customizing the Rails_Home </text:span><text:span text:style-name="T14">index.html.erb</text:span><text:span text:style-name="T7"> created by the Rails controller generator:</text:span></text:p>
          </draw:text-box>
        </draw:frame>
        <draw:frame draw:style-name="gr1" draw:text-style-name="P4" draw:layer="layout" svg:width="18.094cm" svg:height="5.642cm" svg:x="2.48cm" svg:y="14.732cm">
          <draw:image xlink:href="Pictures/1000020100000201000000A07B13CCEC.png" xlink:type="simple" xlink:show="embed" xlink:actuate="onLoad">
            <text:p/>
          </draw:image>
        </draw:frame>
        <draw:frame draw:style-name="gr1" draw:text-style-name="P4" draw:layer="layout" svg:width="15.742cm" svg:height="4.947cm" svg:x="2.546cm" svg:y="8.515cm">
          <draw:image xlink:href="Pictures/1000000000000253000000BB8270C37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AbstractYellow" presentation:presentation-page-layout-name="AL1T0">
        <office:forms form:automatic-focus="false" form:apply-design-mode="false"/>
        <draw:frame presentation:style-name="pr14" draw:text-style-name="P12" draw:layer="layout" svg:width="17.272cm" svg:height="2.295cm" svg:x="2.54cm" svg:y="7.623cm" presentation:class="subtitle" presentation:user-transformed="true">
          <draw:text-box>
            <text:p text:style-name="P11"><text:span text:style-name="T7">Now we can add a simple Angular app, integrated into our Rails app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5.22cm" presentation:class="subtitle" presentation:user-transformed="true">
          <draw:text-box>
            <text:p text:style-name="P11"><text:span text:style-name="T7">Add our initial Angular directives to the HTML tag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4.578cm" svg:height="3.703cm" svg:x="5.08cm" svg:y="8.89cm">
          <draw:image xlink:href="Pictures/10000000000002270000008CDAD338C9.png" xlink:type="simple" xlink:show="embed" xlink:actuate="onLoad">
            <text:p/>
          </draw:image>
        </draw:frame>
        <draw:frame draw:style-name="gr1" draw:text-style-name="P4" draw:layer="layout" svg:width="15.583cm" svg:height="5.105cm" svg:x="5.08cm" svg:y="14.37cm">
          <draw:image xlink:href="Pictures/100000000000024D000000C108096D47.png" xlink:type="simple" xlink:show="embed" xlink:actuate="onLoad">
            <text:p/>
          </draw:image>
        </draw:frame>
        <draw:line draw:style-name="gr6" draw:text-style-name="P4" draw:layer="layout" svg:x1="7.62cm" svg:y1="10.53cm" svg:x2="10.922cm" svg:y2="10.53cm">
          <text:p/>
        </draw:line>
        <draw:line draw:style-name="gr6" draw:text-style-name="P4" draw:layer="layout" svg:x1="7.366cm" svg:y1="17.134cm" svg:x2="8.89cm" svg:y2="17.134cm">
          <text:p/>
        </draw:line>
        <presentation:notes draw:style-name="dp2">
          <draw:page-thumbnail draw:style-name="gr3" draw:layer="layout" svg:width="17.478cm" svg:height="8.994cm" svg:x="2.056cm" svg:y="2.351cm" draw:page-number="1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Add the </text:span><text:span text:style-name="T14">angular.js</text:span><text:span text:style-name="T7"> fil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8.095cm" svg:height="5.952cm" svg:x="15.24cm" svg:y="6.748cm">
          <draw:image xlink:href="Pictures/1000000000000132000000E18C5C115B.png" xlink:type="simple" xlink:show="embed" xlink:actuate="onLoad">
            <text:p/>
          </draw:image>
        </draw:frame>
        <draw:line draw:style-name="gr7" draw:text-style-name="P4" draw:layer="layout" svg:x1="17.78cm" svg:y1="10.16cm" svg:x2="19.304cm" svg:y2="10.16cm">
          <text:p/>
        </draw:line>
        <presentation:notes draw:style-name="dp2">
          <draw:page-thumbnail draw:style-name="gr3" draw:layer="layout" svg:width="17.478cm" svg:height="8.994cm" svg:x="2.056cm" svg:y="2.351cm" draw:page-number="1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2.295cm" svg:x="2.54cm" svg:y="6.212cm" presentation:class="subtitle" presentation:user-transformed="true">
          <draw:text-box>
            <text:p text:style-name="P11"><text:span text:style-name="T7">Create the </text:span><text:span text:style-name="T14">fifa.coffee</text:span><text:span text:style-name="T7"> file. (Rails will automatically compile to JS.)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9.709cm" svg:height="3.2cm" svg:x="2.54cm" svg:y="10.262cm">
          <draw:image xlink:href="Pictures/100000000000016F000000793109FD4B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1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12.7cm" svg:height="2.046cm" svg:x="2.54cm" svg:y="6.336cm" presentation:class="subtitle" presentation:user-transformed="true">
          <draw:text-box>
            <text:p text:style-name="P11"><text:span text:style-name="T7">Add an Angular controller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4.789cm" svg:height="5.158cm" svg:x="2.54cm" svg:y="9.652cm">
          <draw:image xlink:href="Pictures/100000000000022F000000C31C51967F.png" xlink:type="simple" xlink:show="embed" xlink:actuate="onLoad">
            <text:p/>
          </draw:image>
        </draw:frame>
        <draw:line draw:style-name="gr7" draw:text-style-name="P4" draw:layer="layout" svg:x1="3.302cm" svg:y1="12.954cm" svg:x2="12.954cm" svg:y2="12.954cm">
          <text:p/>
        </draw:line>
        <draw:line draw:style-name="gr7" draw:text-style-name="P4" draw:layer="layout" svg:x1="3.81cm" svg:y1="13.97cm" svg:x2="17.018cm" svg:y2="13.97cm">
          <text:p/>
        </draw:line>
        <presentation:notes draw:style-name="dp2">
          <draw:page-thumbnail draw:style-name="gr3" draw:layer="layout" svg:width="17.478cm" svg:height="8.994cm" svg:x="2.056cm" svg:y="2.351cm" draw:page-number="2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368cm" svg:height="2.046cm" svg:x="2.54cm" svg:y="6.336cm" presentation:class="subtitle" presentation:user-transformed="true">
          <draw:text-box>
            <text:p text:style-name="P11"><text:span text:style-name="T7">Create an Angular homepag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2.514cm" svg:height="6.905cm" svg:x="2.54cm" svg:y="10.16cm">
          <draw:image xlink:href="Pictures/10000000000001D90000010540B69594.png" xlink:type="simple" xlink:show="embed" xlink:actuate="onLoad">
            <text:p/>
          </draw:image>
        </draw:frame>
        <draw:line draw:style-name="gr8" draw:text-style-name="P4" draw:layer="layout" svg:x1="4.318cm" svg:y1="14.324cm" svg:x2="11.176cm" svg:y2="14.324cm">
          <text:p/>
        </draw:line>
        <presentation:notes draw:style-name="dp2">
          <draw:page-thumbnail draw:style-name="gr3" draw:layer="layout" svg:width="17.478cm" svg:height="8.994cm" svg:x="2.056cm" svg:y="2.351cm" draw:page-number="2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114cm" svg:height="2.295cm" svg:x="2.54cm" svg:y="5.071cm" presentation:class="subtitle" presentation:user-transformed="true">
          <draw:text-box>
            <text:p text:style-name="P11"><text:span text:style-name="T7">Add </text:span><text:span text:style-name="T14">angular-route.js</text:span><text:span text:style-name="T7"> and configure Angular routing to direct the app to th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7.541cm" svg:height="6.693cm" svg:x="2.54cm" svg:y="13.627cm">
          <draw:image xlink:href="Pictures/1000000000000297000000FD23F64743.png" xlink:type="simple" xlink:show="embed" xlink:actuate="onLoad">
            <text:p/>
          </draw:image>
        </draw:frame>
        <draw:frame draw:style-name="gr1" draw:text-style-name="P4" draw:layer="layout" svg:width="6.323cm" svg:height="4.127cm" svg:x="5.08cm" svg:y="8.573cm">
          <draw:image xlink:href="Pictures/10000000000000EF0000009C48024B03.png" xlink:type="simple" xlink:show="embed" xlink:actuate="onLoad">
            <text:p/>
          </draw:image>
        </draw:frame>
        <draw:line draw:style-name="gr7" draw:text-style-name="P4" draw:layer="layout" svg:x1="3.81cm" svg:y1="18.342cm" svg:x2="11.43cm" svg:y2="18.342cm">
          <text:p/>
        </draw:line>
        <draw:line draw:style-name="gr7" draw:text-style-name="P4" draw:layer="layout" svg:x1="4.318cm" svg:y1="18.896cm" svg:x2="7.874cm" svg:y2="18.896cm">
          <text:p/>
        </draw:line>
        <draw:line draw:style-name="gr7" draw:text-style-name="P4" draw:layer="layout" svg:x1="4.826cm" svg:y1="19.404cm" svg:x2="19.812cm" svg:y2="19.404cm">
          <text:p/>
        </draw:line>
        <draw:line draw:style-name="gr7" draw:text-style-name="P4" draw:layer="layout" svg:x1="11.43cm" svg:y1="16.002cm" svg:x2="13.716cm" svg:y2="16.002cm">
          <text:p/>
        </draw:line>
        <draw:line draw:style-name="gr9" draw:text-style-name="P4" draw:layer="layout" svg:x1="7.62cm" svg:y1="11.684cm" svg:x2="9.652cm" svg:y2="11.684cm">
          <text:p/>
        </draw:line>
        <presentation:notes draw:style-name="dp2">
          <draw:page-thumbnail draw:style-name="gr3" draw:layer="layout" svg:width="17.478cm" svg:height="8.994cm" svg:x="2.056cm" svg:y="2.351cm" draw:page-number="2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5.736cm" svg:x="2.286cm" svg:y="4.507cm" presentation:class="subtitle" presentation:user-transformed="true">
          <draw:text-box>
            <text:p text:style-name="P11"><text:span text:style-name="T7">One more item in order to successfully mix Rails with Angular: Edit the Rails manifest file for javascript assets (</text:span><text:span text:style-name="T14">app/javascripts/application.js</text:span><text:span text:style-name="T7">) to add </text:span><text:span text:style-name="T14">fifa.js</text:span><text:span text:style-name="T7">, </text:span><text:span text:style-name="T14">angular.js</text:span><text:span text:style-name="T7"> and </text:span><text:span text:style-name="T14">angular-route.js</text:span><text:span text:style-name="T17">, and remove</text:span><text:span text:style-name="T14"> turbolinks</text:span><text:span text:style-name="T7">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9.577cm" svg:height="4.523cm" svg:x="4.901cm" svg:y="12.7cm">
          <draw:image xlink:href="Pictures/100000000000016A000000ABBAB39106.png" xlink:type="simple" xlink:show="embed" xlink:actuate="onLoad">
            <text:p/>
          </draw:image>
        </draw:frame>
        <draw:line draw:style-name="gr7" draw:text-style-name="P4" draw:layer="layout" svg:x1="5.842cm" svg:y1="15.394cm" svg:x2="10.414cm" svg:y2="15.394cm">
          <text:p/>
        </draw:line>
        <draw:line draw:style-name="gr7" draw:text-style-name="P4" draw:layer="layout" svg:x1="5.842cm" svg:y1="15.902cm" svg:x2="11.938cm" svg:y2="15.902cm">
          <text:p/>
        </draw:line>
        <draw:line draw:style-name="gr7" draw:text-style-name="P4" draw:layer="layout" svg:x1="5.842cm" svg:y1="16.356cm" svg:x2="9.652cm" svg:y2="16.356cm">
          <text:p/>
        </draw:line>
        <presentation:notes draw:style-name="dp2">
          <draw:page-thumbnail draw:style-name="gr3" draw:layer="layout" svg:width="17.478cm" svg:height="8.994cm" svg:x="2.056cm" svg:y="2.351cm" draw:page-number="2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6" draw:text-style-name="P12" draw:layer="layout" svg:width="9.144cm" svg:height="5.08cm" svg:x="2.54cm" svg:y="5.08cm" presentation:class="subtitle" presentation:user-transformed="true">
          <draw:text-box>
            <text:p text:style-name="P11"><text:span text:style-name="T7">Now we have a working Angular app running inside a Rails app.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2.911cm" svg:height="5.053cm" svg:x="12.446cm" svg:y="5.08cm">
          <draw:image xlink:href="Pictures/10000000000001E8000000BF7DCCB383.png" xlink:type="simple" xlink:show="embed" xlink:actuate="onLoad">
            <text:p/>
          </draw:image>
        </draw:frame>
        <draw:frame draw:style-name="gr1" draw:text-style-name="P4" draw:layer="layout" svg:width="21.563cm" svg:height="7.857cm" svg:x="3.837cm" svg:y="12.7cm">
          <draw:image xlink:href="Pictures/100000000000032F00000129990437E8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2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638cm" svg:height="6.883cm" svg:x="2.54cm" svg:y="5.08cm" presentation:class="subtitle" presentation:user-transformed="true">
          <draw:text-box>
            <text:p text:style-name="P11"><text:span text:style-name="T7">Now for the showdown! We'll start with </text:span><text:span text:style-name="T14">$resource</text:span><text:span text:style-name="T7"> first.</text:span></text:p>
            <text:p text:style-name="P11"><text:span text:style-name="T7"/></text:p>
            <text:p text:style-name="P11"><text:span text:style-name="T7">Let's set this up to display a list of teams retrieved from the server with the Angular </text:span><text:span text:style-name="T14">$resource</text:span><text:span text:style-name="T7"> service.</text:span></text:p>
            <text:p text:style-name="P11"><text:span text:style-name="T7"/></text:p>
            <text:p text:style-name="P11"><text:span text:style-name="T7">Several steps are needed to accomplish this: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4.589cm" svg:x="2.54cm" svg:y="4.666cm" presentation:class="subtitle" presentation:user-transformed="true">
          <draw:text-box>
            <text:p text:style-name="P11"><text:span text:style-name="T7">Add the </text:span><text:span text:style-name="T14">$resource</text:span><text:span text:style-name="T7"> service. </text:span><text:span text:style-name="T7">We also need</text:span><text:span text:style-name="T7"> to add a *** called </text:span><text:span text:style-name="T14">ng-rails-csrf</text:span><text:span text:style-name="T7">. This will allow Angular to send and receive RESTful data through the Rails cross service reference forgery protection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8.333cm" svg:height="5.423cm" svg:x="2.55cm" svg:y="10.16cm">
          <draw:image xlink:href="Pictures/100000000000013B000000CD6C4CDC96.png" xlink:type="simple" xlink:show="embed" xlink:actuate="onLoad">
            <text:p/>
          </draw:image>
        </draw:frame>
        <draw:frame draw:style-name="gr1" draw:text-style-name="P4" draw:layer="layout" svg:width="19.472cm" svg:height="2.751cm" svg:x="2.54cm" svg:y="17.569cm">
          <draw:image xlink:href="Pictures/10000000000002E000000068BF3ED747.png" xlink:type="simple" xlink:show="embed" xlink:actuate="onLoad">
            <text:p/>
          </draw:image>
        </draw:frame>
        <draw:frame draw:style-name="gr1" draw:text-style-name="P4" draw:layer="layout" svg:width="7.593cm" svg:height="6.217cm" svg:x="15.267cm" svg:y="10.16cm">
          <draw:image xlink:href="Pictures/100000000000011F000000EB96333116.png" xlink:type="simple" xlink:show="embed" xlink:actuate="onLoad">
            <text:p/>
          </draw:image>
        </draw:frame>
        <draw:line draw:style-name="gr7" draw:text-style-name="P4" draw:layer="layout" svg:x1="3.81cm" svg:y1="13.454cm" svg:x2="9.906cm" svg:y2="13.454cm">
          <text:p/>
        </draw:line>
        <draw:line draw:style-name="gr7" draw:text-style-name="P4" draw:layer="layout" svg:x1="3.81cm" svg:y1="13.962cm" svg:x2="10.668cm" svg:y2="13.962cm">
          <text:p/>
        </draw:line>
        <draw:line draw:style-name="gr7" draw:text-style-name="P4" draw:layer="layout" svg:x1="18.034cm" svg:y1="13.77cm" svg:x2="20.574cm" svg:y2="13.77cm">
          <text:p/>
        </draw:line>
        <draw:line draw:style-name="gr7" draw:text-style-name="P4" draw:layer="layout" svg:x1="18.034cm" svg:y1="16.277cm" svg:x2="19.812cm" svg:y2="16.277cm">
          <text:p/>
        </draw:line>
        <draw:line draw:style-name="gr7" draw:text-style-name="P4" draw:layer="layout" svg:x1="14.478cm" svg:y1="19.812cm" svg:x2="17.272cm" svg:y2="19.812cm">
          <text:p/>
        </draw:line>
        <draw:line draw:style-name="gr7" draw:text-style-name="P4" draw:layer="layout" svg:x1="17.78cm" svg:y1="19.812cm" svg:x2="21.336cm" svg:y2="19.812cm">
          <text:p/>
        </draw:line>
        <presentation:notes draw:style-name="dp2">
          <draw:page-thumbnail draw:style-name="gr3" draw:layer="layout" svg:width="17.478cm" svg:height="8.994cm" svg:x="2.056cm" svg:y="2.351cm" draw:page-number="2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Add a Teams controller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AbstractYellow" presentation:presentation-page-layout-name="AL1T0"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AbstractYellow" presentation:presentation-page-layout-name="AL1T0"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AbstractYellow" presentation:presentation-page-layout-name="AL1T0"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10.59999847412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draw:frame draw:style-name="Mgr3" draw:text-style-name="MP4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7B08A620.png" xlink:type="simple" xlink:show="embed" xlink:actuate="onLoad"/>
      </draw:frame>
      <draw:frame presentation:style-name="AbstractYellow-title" draw:layer="backgroundobjects" svg:width="25.2cm" svg:height="3.466cm" svg:x="1.4cm" svg:y="0.801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Yellow-title" draw:layer="backgroundobjects" svg:width="17.478cm" svg:height="8.994cm" svg:x="2.056cm" svg:y="2.351cm" presentation:class="page"/>
        <draw:frame presentation:style-name="AbstractYellow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Schmidt</meta:initial-creator>
    <meta:creation-date>2014-06-11T15:37:37.874910469</meta:creation-date>
    <dc:date>2014-07-11T12:41:50.111655530</dc:date>
    <dc:creator>John Schmidt</dc:creator>
    <meta:editing-duration>PT17H6M9S</meta:editing-duration>
    <meta:editing-cycles>115</meta:editing-cycles>
    <meta:generator>LibreOffice/4.2.4.2$Linux_X86_64 LibreOffice_project/420m0$Build-2</meta:generator>
    <meta:document-statistic meta:object-count="311"/>
  </office:meta>
</office:document-meta>
</file>